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40000015BE55F80EE1614FB87.png" manifest:media-type="image/png"/>
  <manifest:file-entry manifest:full-path="Pictures/10000000000005B40000024BF7E4639E66ADBCD1.png" manifest:media-type="image/png"/>
  <manifest:file-entry manifest:full-path="Pictures/10000000000005AA0000022DF23E2C22493C0C48.png" manifest:media-type="image/png"/>
  <manifest:file-entry manifest:full-path="Pictures/10000000000005A60000035AE87E7262CAFC16B2.png" manifest:media-type="image/png"/>
  <manifest:file-entry manifest:full-path="Pictures/10000000000005B9000003750E0717E9D11AA7F1.png" manifest:media-type="image/png"/>
  <manifest:file-entry manifest:full-path="Pictures/10000000000005C40000039747990678AE6701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16e7" officeooo:paragraph-rsid="000f16e7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коны Ньютона</text:p>
      <text:p text:style-name="P1"/>
      <text:p text:style-name="P1"><draw:frame draw:style-name="fr2" draw:name="Image1" text:anchor-type="char" svg:width="17cm" svg:height="10.583cm" draw:z-index="0"><draw:image xlink:href="Pictures/10000000000005C40000039747990678AE670143.png" xlink:type="simple" xlink:show="embed" xlink:actuate="onLoad" loext:mime-type="image/png"/></draw:frame></text:p>
      <text:p text:style-name="P1"><draw:frame draw:style-name="fr2" draw:name="Image2" text:anchor-type="char" svg:width="17cm" svg:height="10.269cm" draw:z-index="1"><draw:image xlink:href="Pictures/10000000000005B9000003750E0717E9D11AA7F1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" text:anchor-type="char" svg:x="0cm" svg:y="-1.244cm" svg:width="17cm" svg:height="10.086cm" draw:z-index="2"><draw:image xlink:href="Pictures/10000000000005A60000035AE87E7262CAFC16B2.png" xlink:type="simple" xlink:show="embed" xlink:actuate="onLoad" loext:mime-type="image/png"/></draw:frame><draw:frame draw:style-name="fr1" draw:name="Image4" text:anchor-type="char" svg:x="0cm" svg:y="9.028cm" svg:width="17cm" svg:height="6.53cm" draw:z-index="3"><draw:image xlink:href="Pictures/10000000000005AA0000022DF23E2C22493C0C48.png" xlink:type="simple" xlink:show="embed" xlink:actuate="onLoad" loext:mime-type="image/png"/></draw:frame><draw:frame draw:style-name="fr1" draw:name="Image5" text:anchor-type="char" svg:x="0cm" svg:y="15.556cm" svg:width="17cm" svg:height="6.835cm" draw:z-index="4"><draw:image xlink:href="Pictures/10000000000005B40000024BF7E4639E66ADBCD1.png" xlink:type="simple" xlink:show="embed" xlink:actuate="onLoad" loext:mime-type="image/png"/></draw:frame><draw:frame draw:style-name="fr1" draw:name="Image6" text:anchor-type="char" svg:x="0cm" svg:y="22.389cm" svg:width="17cm" svg:height="4.039cm" draw:z-index="5"><draw:image xlink:href="Pictures/10000000000005B40000015BE55F80EE1614FB87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08:54:44.741509749</meta:creation-date>
    <dc:date>2022-07-02T09:01:06.726779859</dc:date>
    <meta:editing-duration>PT6M22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1" meta:word-count="2" meta:character-count="14" meta:non-whitespace-character-count="13"/>
  </office:meta>
</office:document-meta>
</file>